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5-10-1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5-07-1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5-04-1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5-01-1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4-07-1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4-04-15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3-07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3-04-24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3-01-2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2-10-0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2-07-1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2-04-2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2-01-24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1-10-2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1-07-2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1-04-2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1-01-2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0-07-1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0-04-2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20-01-16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9-10-0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9-07-2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9-04-12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9-01-17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8-10-2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8-07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8-04-1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8-01-2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8-01-26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7-10-2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7-07-1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7-04-1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7-01-03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6-10-1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6-07-06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6-04-13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6-01-12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5-10-1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5-10-15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5-07-2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5-04-2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5-04-21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5-01-14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4-11-25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4-07-18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4-04-18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4-01-29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3-12-1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3-12-1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3-04-1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3-01-15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3-01-15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2-10-24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2-10-24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2-07-26 0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2-07-26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2-04-25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2-04-25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2-02-02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2-02-02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1-10-1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1-07-2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1-01-24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0-11-18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0-09-01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0-04-29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10-01-1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9-11-03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9-06-18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9-02-0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8-09-2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8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8-03-26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7-08-30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7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6-09-29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6-04-11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6-02-07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5-10-2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5-09-1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5-07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5-04-2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5-02-15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4-12-1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4-08-3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4-06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4-04-22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4-02-05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3-11-07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3-09-04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3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3-04-2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3-02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2-12-03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2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2-08-0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2-06-1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2-04-0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2-02-2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1-12-1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1-10-2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1-08-1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1-06-1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1-04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1-02-07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0-12-0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0-12-06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0-10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0-08-10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0-06-1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0-04-24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2000-02-1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9-10-15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9-07-2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9-04-13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9-02-0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8-12-1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8-10-22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8-08-1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8-05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8-03-0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8-02-1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7-12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7-10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7-08-05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7-06-0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7-04-2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7-02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6-12-2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6-1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6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6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6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6-0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6-01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5-1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95-12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5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5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5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5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5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5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5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5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5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5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5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4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4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4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4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4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4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4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4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4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4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4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4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3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3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3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3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3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2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2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2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2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2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2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2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2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2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2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1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1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1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1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1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1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1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1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0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0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0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0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0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0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0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0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0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0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80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9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9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9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9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9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9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9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9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9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9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9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9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8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8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8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8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8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8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8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8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8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7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7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7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4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4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3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2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2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1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1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0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0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0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0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0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0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7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9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9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9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9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9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9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9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9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9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9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8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8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8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8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8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7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7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7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7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7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6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6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6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6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6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5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218</text:p>
          </table:table-cell>
          <table:table-cell office:value-type="string" calcext:value-type="string">
            <text:p>05S/02W-01DDA</text:p>
          </table:table-cell>
          <table:table-cell office:value-type="string" calcext:value-type="string">
            <text:p>1964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98" meta:object-count="0"/>
    <meta:user-defined meta:name="AppVersion">3.0</meta:user-defined>
  </office:meta>
</office:document-meta>
</file>